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1e1d9a" officeooo:paragraph-rsid="001e1d9a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216a23" officeooo:paragraph-rsid="00216a23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rsid="00225b53" officeooo:paragraph-rsid="00225b53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29a4aa" officeooo:paragraph-rsid="0029a4aa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da024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da024" officeooo:paragraph-rsid="001da024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e1d9a" officeooo:paragraph-rsid="001e1d9a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f7cb5" officeooo:paragraph-rsid="001f7cb5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216a23" officeooo:paragraph-rsid="00216a23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officeooo:rsid="00225b53" officeooo:paragraph-rsid="00225b53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rsid="0029a4aa" officeooo:paragraph-rsid="0029a4aa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25b53" officeooo:paragraph-rsid="00225b53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234ca9" officeooo:paragraph-rsid="00234ca9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26343c" officeooo:paragraph-rsid="0026343c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27b352" officeooo:paragraph-rsid="0027b352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er">
      <style:paragraph-properties fo:text-align="end" style:justify-single-word="false"/>
      <style:text-properties officeooo:rsid="001da024" officeooo:paragraph-rsid="001da024"/>
    </style:style>
    <style:style style:name="P20" style:family="paragraph" style:parent-style-name="Header">
      <style:paragraph-properties fo:text-align="end" style:justify-single-word="false"/>
      <style:text-properties fo:font-size="11pt" fo:font-weight="bold" officeooo:rsid="001da024" officeooo:paragraph-rsid="001da024" style:font-size-asian="11pt" style:font-weight-asian="bold" style:font-size-complex="11pt" style:font-weight-complex="bold"/>
    </style:style>
    <style:style style:name="P21" style:family="paragraph" style:parent-style-name="Header">
      <style:paragraph-properties fo:text-align="end" style:justify-single-word="false"/>
      <style:text-properties fo:font-size="11pt" fo:font-weight="normal" officeooo:rsid="001da024" officeooo:paragraph-rsid="00275c23" style:font-size-asian="11pt" style:font-weight-asian="normal" style:font-size-complex="11pt" style:font-weight-complex="normal"/>
    </style:style>
    <style:style style:name="T1" style:family="text">
      <style:text-properties officeooo:rsid="001da0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5b53" style:font-weight-asian="normal" style:font-weight-complex="normal"/>
    </style:style>
    <style:style style:name="T5" style:family="text">
      <style:text-properties fo:font-weight="normal" officeooo:rsid="00234ca9" style:font-weight-asian="normal" style:font-weight-complex="normal"/>
    </style:style>
    <style:style style:name="T6" style:family="text">
      <style:text-properties fo:font-weight="normal" officeooo:rsid="0024d4f2" style:font-weight-asian="normal" style:font-weight-complex="normal"/>
    </style:style>
    <style:style style:name="T7" style:family="text">
      <style:text-properties fo:font-weight="normal" officeooo:rsid="002783ab" style:font-weight-asian="normal" style:font-weight-complex="normal"/>
    </style:style>
    <style:style style:name="T8" style:family="text">
      <style:text-properties officeooo:rsid="0026343c"/>
    </style:style>
    <style:style style:name="T9" style:family="text">
      <style:text-properties officeooo:rsid="00275c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:</text:p>
      <text:p text:style-name="P6"/>
      <text:p text:style-name="P1">CALCULADORA</text:p>
      <text:p text:style-name="P6"><text:span text:style-name="T2">1</text:span> - Probar operaciones (+, -, *, /, % y **) en el intérprete</text:p>
      <text:p text:style-name="P6"><text:span text:style-name="T2">1.a.</text:span> Utilizando datos</text:p>
      <text:p text:style-name="P6"><text:span text:style-name="T2">1.b. </text:span>Utilizando variables</text:p>
      <text:p text:style-name="P6"><text:span text:style-name="T2">1.c.</text:span> Observar diferencias entre enteros y números flotantes</text:p>
      <text:p text:style-name="P6"/>
      <text:p text:style-name="P6"><text:span text:style-name="T2">2</text:span> - Implementar operaciones en aplicaciones reales:</text:p>
      <text:p text:style-name="P6"><text:span text:style-name="T2">2.a.</text:span> Calcular IVA (21%)</text:p>
      <text:p text:style-name="P6"><text:span text:style-name="T2">2.b.</text:span> Calcular propina (elegir porcentaje)</text:p>
      <text:p text:style-name="P6"><text:span text:style-name="T2">2.c. </text:span>Calcular costo para una factura.Crear variables para precio de al menos 5 productos </text:p>
      <text:p text:style-name="P6"/>
      <text:p text:style-name="P6"><text:span text:style-name="T2">3</text:span> - Desarrollo libre (opcional): Crear una aplicacion que implemente al menos 3 operaciones matemáticas.</text:p>
      <text:p text:style-name="P6"/>
      <text:p text:style-name="P1">DATOS</text:p>
      <text:p text:style-name="P6"><text:span text:style-name="T2">1</text:span> - Probar funciones: </text:p>
      <text:p text:style-name="P6"><text:span text:style-name="T2">1.a.</text:span> type[&lt;variable&gt;]</text:p>
      <text:p text:style-name="P6">Ej: </text:p>
      <text:p text:style-name="P6"><text:s text:c="4"/>&gt;&gt;&gt; a = []</text:p>
      <text:p text:style-name="P6"><text:s text:c="4"/>&gt;&gt;&gt; type(a)</text:p>
      <text:p text:style-name="P6"><text:s text:c="4"/>&lt;class 'list'&gt;</text:p>
      <text:p text:style-name="P6"><text:s text:c="4"/>&gt;&gt;&gt; type([])</text:p>
      <text:p text:style-name="P6"><text:s text:c="4"/>&lt;class 'list'&gt;</text:p>
      <text:p text:style-name="P6"><text:span text:style-name="T2"/></text:p>
      <text:p text:style-name="P6"><text:span text:style-name="T2">1.b.</text:span> type[&lt;dato&gt;] is &lt;tipo_de_dato&gt;</text:p>
      <text:p text:style-name="P6">Ej:</text:p>
      <text:p text:style-name="P6"><text:s text:c="4"/>&gt;&gt;&gt; type([]) is list</text:p>
      <text:p text:style-name="P6"><text:s text:c="4"/>True</text:p>
      <text:p text:style-name="P6"><text:soft-page-break/><text:s text:c="4"/>&gt;&gt;&gt; type([]) is int</text:p>
      <text:p text:style-name="P6"><text:s text:c="4"/>False</text:p>
      <text:p text:style-name="P6"><text:s text:c="4"/>&gt;&gt;&gt; type(3) is str</text:p>
      <text:p text:style-name="P6"><text:s text:c="4"/>False</text:p>
      <text:p text:style-name="P6"><text:s text:c="4"/>&gt;&gt;&gt; type("3") is str</text:p>
      <text:p text:style-name="P6"><text:s text:c="4"/>True</text:p>
      <text:p text:style-name="P6"/>
      <text:p text:style-name="P2">ENTRADA Y SALIDA</text:p>
      <text:p text:style-name="P9">1 – Solicitar edad de una persona y mostrarla en pantalla</text:p>
      <text:p text:style-name="P9">2 – Solicitar nombre y mostrarlo en pantalla</text:p>
      <text:p text:style-name="P9">3 – Combinar ejercicios 1 y 2. Mostrar mensaje “Hola &lt;nombre&gt;, usted tiene &lt;edad&gt; años”</text:p>
      <text:p text:style-name="P9">4 – Ingresar entero y devolver número decimal.</text:p>
      <text:p text:style-name="P9"/>
      <text:p text:style-name="P1">CADENAS DE CARACTERES:</text:p>
      <text:p text:style-name="P6"><text:span text:style-name="T2">1</text:span> – Crear string y experimentar con los índices (slicing)</text:p>
      <text:p text:style-name="P6"><text:span text:style-name="T2">2</text:span> – Ingresar string y devolver caracter en índice especificado por usuario</text:p>
      <text:p text:style-name="P6"><text:span text:style-name="T2">3</text:span> – <text:span text:style-name="T1">Í</text:span>dem 2, pero devolver subcadena de caracteres.</text:p>
      <text:p text:style-name="P6"><text:span text:style-name="T2">4</text:span> – Ingresar frase y devolverla EN MAYÚSCULAS</text:p>
      <text:p text:style-name="P6"><text:span text:style-name="T2">5</text:span> – Ingresar nombres y apellido. Devolver "APELLIDO, nombres"</text:p>
      <text:p text:style-name="P6"/>
      <text:p text:style-name="P1">CONDICIONALES</text:p>
      <text:p text:style-name="P6"><text:span text:style-name="T2">1</text:span> – Verificar si una persona es mayor de edad.</text:p>
      <text:p text:style-name="P7"><text:span text:style-name="T2">2</text:span> – <text:span text:style-name="T1">Verificar si una persona cobra menos de $10.000, entre $10.000 y $35.000, entre $35.000, entre $35.000 y $60.000, o más de $60.000. </text:span></text:p>
      <text:p text:style-name="P6"><text:span text:style-name="T2">3</text:span> – Se registra el nombre y apellido de personas con formato "Nombre Apellido". Crear un programa que verifique si una persona tiene al menos dos letras "a" (mayúscula o minúscula) en su nombre.</text:p>
      <text:p text:style-name="P8"><text:span text:style-name="T2">4</text:span> – Verificar si un contenedor tiene más de 2,5 litros.</text:p>
      <text:p text:style-name="P8"><text:soft-page-break/><text:span text:style-name="T2">5 –</text:span> Tomando el año de nacimiento como dato, verificar si una persona tiene menos de 18 años, entre 18 y 30, entre 30 y 50, o más de 50. En base al resultado presentar un mensaje de la forma “Sr/Sra &lt;nombre&gt;, usted es muy joven/joven/ adulto/adulto mayor”.</text:p>
      <text:p text:style-name="P8"><text:span text:style-name="T2">6</text:span> – Agregar categoría “anciano” al problema anterior.</text:p>
      <text:p text:style-name="P9">7 – Ingresar un número entero y devolverlo escrito. Ej: entrada “1” devuelve “uno”. Tomar números de 0 a 9.</text:p>
      <text:p text:style-name="P9">8 – Inversa del ejercicio 7. Ej: “uno” o “Uno” devuelve “1”</text:p>
      <text:p text:style-name="P8"/>
      <text:p text:style-name="P10"><text:span text:style-name="T2">ITERACIÓN</text:span></text:p>
      <text:p text:style-name="P14"><text:span text:style-name="T2">1 –</text:span><text:span text:style-name="T3"> Mostrar números del 1 al 10</text:span></text:p>
      <text:p text:style-name="P14"><text:span text:style-name="T3">2 – Mostrar números </text:span><text:span text:style-name="T5">pares entre 10 y 20.</text:span></text:p>
      <text:p text:style-name="P15"><text:span text:style-name="T3">3 – Solicitar dos números por teclado y mostrar números impares entre ellos. </text:span><text:span text:style-name="T6">Los datos pueden ser ingresados en cualquier orden.</text:span></text:p>
      <text:p text:style-name="P16"><text:span text:style-name="T6">4 – </text:span><text:span text:style-name="T3">Ídem al ejercicio 3, pero mostrar valores en forma decreciente.</text:span></text:p>
      <text:p text:style-name="P16"><text:span text:style-name="T3">5 – Mostrar números del 1 al 100. Permitir que el usuario decida mostrarlos en forma creciente o decreciente.</text:span></text:p>
      <text:p text:style-name="P8"/>
      <text:p text:style-name="P4">LISTAS</text:p>
      <text:p text:style-name="P14">1 – Crear y mostrar una lista de productos. Solicitar y agregar nuevos productos por teclado.</text:p>
      <text:p text:style-name="P14">2 – Crear y mostrar una lista de precios. <text:s/>Solicitar y agregar nuevos precios por teclado.</text:p>
      <text:p text:style-name="P14">3 – Crear y mostrar una lista de ciudades. <text:s/>Solicitar y agregar nuevas ciudades por teclado.</text:p>
      <text:p text:style-name="P17">4 – Solicitar 10 números por teclado y devolver mayor y menor elemento.</text:p>
      <text:p text:style-name="P14"/>
      <text:p text:style-name="P2">TUPLAS</text:p>
      <text:p text:style-name="P2">1<text:span text:style-name="T3"> – Crear </text:span><text:span text:style-name="T4">y mostrar </text:span><text:span text:style-name="T3">una tupla con 5 sabores de helados</text:span></text:p>
      <text:p text:style-name="P2">2<text:span text:style-name="T3"> – Agregar un nuevo sabor a la tupla del punto 1. E</text:span><text:span text:style-name="T7">xp</text:span><text:span text:style-name="T3">licar qué pasa.</text:span></text:p>
      <text:p text:style-name="P2">3<text:span text:style-name="T3"> – Guardar los datos del punto 1 en una nueva estructura que permita extender la cantidad de ítems </text:span></text:p>
      <text:p text:style-name="P3"><text:span text:style-name="T3">4 – Solicitar por teclado 5 bebidas y mostrarlas en pantalla como ítems de un menú.</text:span></text:p>
      <text:p text:style-name="P3"><text:span text:style-name="T3"/></text:p>
      <text:p text:style-name="P3"><text:span text:style-name="T3"/></text:p>
      <text:p text:style-name="P4"><text:soft-page-break/>DICCIONARIOS</text:p>
      <text:p text:style-name="P12">1 – Almacenar cantidad de horas trabajadas por persona. Ingresar un nombre y devolver el dato correspondiente.</text:p>
      <text:p text:style-name="P12">2 – Crear un diccionario con 5 palabras. Ingresar término y devolver definición.</text:p>
      <text:p text:style-name="P12">3 – Crear una aplicación que permita agregar palabras a un diccionario.</text:p>
      <text:p text:style-name="P12">4 – Almacenar una lista de productos con sus precios correspondientes. Ingresar producto y devolver costo asociado.</text:p>
      <text:p text:style-name="P12">5 – Solicitar y agregar nuevos productos al programa del punto 4.</text:p>
      <text:p text:style-name="P12"/>
      <text:p text:style-name="P5">FUNCIONES</text:p>
      <text:p text:style-name="P13">1 – Solicitar 2 números y devolver el producto de ellos.</text:p>
      <text:p text:style-name="P13">2 – Ídem al ejercicio 1 pero con +, -, / y %.</text:p>
      <text:p text:style-name="P13">3 – Solicitar 10 números y devolver sólo aquellos que sean impares.</text:p>
      <text:p text:style-name="P13">4 - <text:span text:style-name="T8">Mostrar números del 1 al 100. Permitir que el usuario decida mostrarlos en forma creciente o decreciente. </text:span>(¿Resulta familiar?)</text:p>
      <text:p text:style-name="P13"/>
      <text:p text:style-name="P3">CLASES</text:p>
      <text:p text:style-name="P11">Encontrar problemas en las clases y corregir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fo:font-weight="bold" officeooo:rsid="001da024" officeooo:paragraph-rsid="001da024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end" style:justify-single-word="false"/>
      <style:text-properties fo:font-size="11pt" fo:font-weight="normal" officeooo:rsid="001da024" officeooo:paragraph-rsid="00275c23" style:font-size-asian="11pt" style:font-weight-asian="normal" style:font-size-complex="11pt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rsid="001da024" officeooo:paragraph-rsid="001da024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275c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urso de Python3 (Básico e intermedio)</text:p>
        <text:p text:style-name="MP2"><text:span text:style-name="MT1">Lic.</text:span> Franco <text:span text:style-name="MT1">Herrera</text:span> </text:p>
        <text:p text:style-name="MP2"><text:s/><text:span text:style-name="MT1">Franco </text:span>Trinidad</text:p>
        <text:p text:style-name="MP3"/>
      </style:header>
      <style:footer>
        <text:p text:style-name="MP4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1:23:10.204400519</meta:creation-date>
    <dc:date>2018-10-31T11:59:54.717799491</dc:date>
    <meta:editing-duration>PT36M41S</meta:editing-duration>
    <meta:editing-cycles>15</meta:editing-cycles>
    <meta:generator>LibreOffice/6.0.6.2$Linux_X86_64 LibreOffice_project/00$Build-2</meta:generator>
    <meta:document-statistic meta:table-count="0" meta:image-count="0" meta:object-count="0" meta:page-count="4" meta:paragraph-count="83" meta:word-count="691" meta:character-count="4206" meta:non-whitespace-character-count="3499"/>
  </office:meta>
</office:document-meta>
</file>